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6a27" officeooo:paragraph-rsid="00066a27"/>
    </style:style>
    <style:style style:name="P2" style:family="paragraph" style:parent-style-name="Standard">
      <style:text-properties officeooo:paragraph-rsid="00066a27"/>
    </style:style>
    <style:style style:name="P3" style:family="paragraph" style:parent-style-name="Standard">
      <style:text-properties officeooo:rsid="0006dc4a" officeooo:paragraph-rsid="0006dc4a"/>
    </style:style>
    <style:style style:name="P4" style:family="paragraph" style:parent-style-name="Header">
      <style:text-properties officeooo:rsid="00066a27" officeooo:paragraph-rsid="00066a27"/>
    </style:style>
    <style:style style:name="P5" style:family="paragraph" style:parent-style-name="Preformatted_20_Text">
      <style:text-properties officeooo:rsid="00066a27" officeooo:paragraph-rsid="00066a27"/>
    </style:style>
    <style:style style:name="T1" style:family="text">
      <style:text-properties officeooo:rsid="00066a27"/>
    </style:style>
    <style:style style:name="T2" style:family="text">
      <style:text-properties fo:color="#800080"/>
    </style:style>
    <style:style style:name="T3" style:family="text">
      <style:text-properties fo:color="#c0c0c0"/>
    </style:style>
    <style:style style:name="T4" style:family="text">
      <style:text-properties fo:color="#000000"/>
    </style:style>
    <style:style style:name="T5" style:family="text">
      <style:text-properties fo:color="#000080"/>
    </style:style>
    <style:style style:name="T6" style:family="text">
      <style:text-properties fo:color="#808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Question 1 )</text:p>
      <text:p text:style-name="P1"/>
      <text:p text:style-name="P1">Je suis parti sur le calcul de la luminance de l’image. Si le pixel de la heightmap est plus blanc que noir , on crée un relief ascendant ( une montagne ), sinon on crée un relief descendant (une crevasse).</text:p>
      <text:p text:style-name="P1"/>
      <text:p text:style-name="P1">Question 2)</text:p>
      <text:p text:style-name="P1"/>
      <text:p text:style-name="P1">Dans mainWidget :</text:p>
      <text:p text:style-name="P1"/>
      <text:p text:style-name="P5"><text:span text:style-name="T2">QQuaternion</text:span><text:span text:style-name="T3"> </text:span><text:span text:style-name="T4">framing</text:span><text:span text:style-name="T3"> </text:span><text:span text:style-name="T4">=</text:span><text:span text:style-name="T3"> </text:span><text:span text:style-name="T2">QQuaternion</text:span><text:span text:style-name="T4">::fromAxisAndAngle(</text:span><text:span text:style-name="T2">QVector3D</text:span><text:span text:style-name="T4">(</text:span><text:span text:style-name="T5">1</text:span><text:span text:style-name="T4">,</text:span><text:span text:style-name="T5">0</text:span><text:span text:style-name="T4">,</text:span><text:span text:style-name="T5">0</text:span><text:span text:style-name="T4">),-</text:span><text:span text:style-name="T5">45.0</text:span><text:span text:style-name="T4">);</text:span></text:p>
      <text:p text:style-name="P1"/>
      <text:p text:style-name="P1">Le -45,0 tourne l’image de 45° sur l’axe des X. Pour la rotation constante, il suffit de modifier la valeur de angularSpeed dans le constructeur de mainWidget</text:p>
      <text:p text:style-name="P1"/>
      <text:p text:style-name="P1">Question 3)</text:p>
      <text:p text:style-name="P1"/>
      <text:p text:style-name="P2"><text:span text:style-name="T1">Elle est contrôlée dans la fonction</text:span></text:p>
      <text:p text:style-name="P2"/>
      <text:p text:style-name="P2"><text:span text:style-name="T1"><text:s/></text:span><text:span text:style-name="T6">void</text:span><text:span text:style-name="T3"> </text:span><text:span text:style-name="T2">MainWidget</text:span><text:span text:style-name="T4">::timerEvent(</text:span><text:span text:style-name="T2">QTimerEvent</text:span><text:span text:style-name="T3"> </text:span><text:span text:style-name="T4">*)</text:span></text:p>
      <text:p text:style-name="P2"><text:span text:style-name="T4"/></text:p>
      <text:p text:style-name="P1"><text:span text:style-name="T4">La classe Qtimer fourni des timers, que l’on peut exploiter pour faire des signaux par exemple, ou des evenements liés au temps.</text:span></text:p>
      <text:p text:style-name="P1"><text:span text:style-name="T4"/></text:p>
      <text:p text:style-name="P3"><text:span text:style-name="T4">Pour les FPS, il suffit d’ajouter une variable fps en private dans le constructeur de MainWidget, et on l’applique à l’aide de fps() dans le constructeur de MainWidget.</text:span></text:p>
      <text:p text:style-name="P3"><text:span text:style-name="T4"/></text:p>
      <text:p text:style-name="P3"><text:span text:style-name="T4">Pour afficher 4 fenetres distincts, il suffit simplement de créer 4 MainWidget dans le main, en précisant les FPS comme arguments. ( ici 1000,100,10 et 1)</text:span></text:p>
      <text:p text:style-name="P3"><text:span text:style-name="T4"/></text:p>
      <text:p text:style-name="P3"><text:span text:style-name="T4">Pour Up et Down, on applique le même procedé que le tp precedent, on récupèrez l’input, et on change le angularSpeed.</text:span></text:p>
      <text:p text:style-name="P3"><text:span text:style-name="T4"/></text:p>
      <text:p text:style-name="P3"><text:span text:style-name="T4">On remarque que les fps influent évidemment sur la rotation. En effet, à 1 et 10 fps, la rotation n’est pas visible. 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66a27" officeooo:paragraph-rsid="00066a2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ARDOUT</text:p>
        <text:p text:style-name="MP1">Rudy<text:tab/>Compte-rendu</text:p>
        <text:p text:style-name="MP1">Master 2 IMAGINA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3T09:40:45.648345780</meta:creation-date>
    <dc:date>2017-10-13T09:59:00.749119914</dc:date>
    <meta:editing-duration>PT7M25S</meta:editing-duration>
    <meta:editing-cycles>1</meta:editing-cycles>
    <meta:document-statistic meta:table-count="0" meta:image-count="0" meta:object-count="0" meta:page-count="1" meta:paragraph-count="17" meta:word-count="215" meta:character-count="1293" meta:non-whitespace-character-count="1093"/>
    <meta:generator>LibreOffice/5.1.6.2$Linux_X86_64 LibreOffice_project/10m0$Build-2</meta:generator>
  </office:meta>
</office:document-meta>
</file>